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07%"/>
      <style:text-properties style:font-name="Times New Roman" fo:font-size="12pt"/>
    </style:style>
    <style:style style:name="P2" style:family="paragraph" style:parent-style-name="Text_20_body">
      <style:paragraph-properties fo:line-height="107%" fo:text-align="end" style:justify-single-word="false"/>
      <style:text-properties style:font-name="Times New Roman" fo:font-size="12pt"/>
    </style:style>
    <style:style style:name="T1" style:family="text">
      <style:text-properties officeooo:rsid="0010172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nny Nguyen</text:p>
      <text:p text:style-name="P2">CSCI 2270</text:p>
      <text:p text:style-name="P2">4/4/17</text:p>
      <text:p text:style-name="P1"><text:tab/>The purpose of this project at its core is to analyze the differences between collisions and search operations using two different methods of creating a hash table. The first method is known as open addressing which creates a hash table by indexing an array of pointers to a pair of key and value. The hash sum of the key is then used to determine where the element will end up. The second method is known as chaining which creates a hash table by indexing an array of pointers to the heads of individual linked lists. Each linked list has a key and value required for it to grow and become longer. The more collisions, the longer the individual linked list. In the end the two methods can be compared between each other and the user can see which one is more efficient. Typically, chaining is the more efficient method when it comes to larger loads since it linearly increases in processing time. Open addressing may be faster for lighter loads but its processing time increases exponentially as the number of operations increases. Aside from collisions, search operations are also being evaluated to see which one is more efficient. Generally chaining is also more efficient in this category for the same reasons. </text:p>
      <text:p text:style-name="P1"><text:tab/>There are four main algorithms in this project that are used to create, display, search and hash Sum. through all the hash tables. One hash table is created using chaining and one is created using open addressing. For the hash table using chaining, an array of pointers was created and set be the heads of each linked list of each key. This can be seen in the .h file under the private variable record **chainer.  An instance of the struct is then created and given each of the thirteen variables. The linked list is traversed until it reaches a point where the current pointer is not equal to null or equal to the player ID. If it gets a hit, then the current pointer is updated with the values given at that point otherwise a collision is created and the linked list gets updated with a new value under the same key. The other hash table is created using open addressing and has an array of pointers created under the private variable record **opener. In this an instance of the struct is also given each of the thirteen parameters. If the index of the array is not null, then a collision is created and the array will update its information at that current point and continue traversing. These are the main operations of the build hash table functions. Next are the search functions for each method. For chaining, a current pointer is created and traverses the array if its value is not null and not the current player id otherwise the search has found a hit and will increment the counter. Afterwards it will return the current pointer. The open addressing method’s search function works in essentially the same way except that it traverses the array a bit differently by using a different method of traversal. When it comes to displaying the information after searching for the baseball player, all the stats from the text file is given. However, the salary and team played on are displayed together as a vector which is updated dynamically. Here the number of collisions and search operations are also displayed and can be compared to each other. One last algorithm that is used in both methods of hashing is the hash sum function which gives each baseball player an index value to be used as a key. A slightly different hash indexing function was used in the project since it multiplies the sum by one hundred and one and then adds it to the length of the input name. Then the result modulo by the hash table size given by the user is calculated and used as the index value for the other algorithms.  This is probably the most important algorithm since each of the functions except the display functions require a hash index in order to create some sort of hash table. There are multiple data structures used in this project including linked lists, hash tables, vectors, arrays, and structs. The main data structure of course was a hash table which creates a sort of map to various points of data and giving each value a specific key to be located at. For the chaining hash table, the <text:soft-page-break/>values are stored at single headed linked lists until a collision occurs where the linked list grows depending on the number of collisions at that certain index. Vectors are a sort of dynamic array and was used to store the team and salary data points of each baseball player. Vectors were used for this task since a single player could have been on many different teams with many different salaries. Making the array’s size dynamic makes it easier to store the entirety of the player’s career since it would be difficult to look through 5147 different entries. Arrays were used to store the pointers to the keys of the indexes at specific points. The arrays are probably the most important part since they store unique pointers to each of the different player ID’s. The last data structure is the struct which holds one of each of the thirteen data points from each player as well as next and previous pointers. Whenever an instance of this is created, the resulting object will have the attributes of the struct. In the project, the main hash table size used was 5147 since it is the same number of entries that is given in the data file. Using anything substantially smaller or larger will result in a segmentation fault since the table size would exceed that of the hash table. </text:p>
      <text:p text:style-name="P1"><text:tab/>The data set used for this project was a text file with the history of every major-league baseball player known. Each line gives the player’s year, team, league, player id, salary, first name, last name, birth year, birth country, weight, height, batting side, and throwing side each separated by a comma. Out of all of these items, the most unique one would be the player ID which is what I decided to use as the variable being hashed for each hash table. Using a single string instead of concatenating two together was much more efficient to do since it already exists in the data and would still present the same information as a first and last name. There are 5147 different data points in the file that all must be read into the project to obtain accurate results.  The data is organized first by the chaining hash table and then the open addressing hash table where they both contain the player’s first name, last name, country, birth year, weight, height, bat, throw, team, and team salary. The difference is that after the team and salaries are displayed, each hash table shows the number of searches and collisions that occurred while generating itself. The user is then prompted if they would like to make another search for any other player or quit the program. </text:p>
      <text:p text:style-name="P1"><text:tab/>For this specific data set, the method of chaining was much better than open addressing in terms of obtaining the lower number of collisions and search operations. The data may be somewhat off but for chaining the number of collisions was consistently around 2246 while the number of collisions for open addressing was always around 231259. As for the number of search operations the number for chaining was always lower than that of open addressing. I believe that chaining was more efficient than open addressing in this case because of the nature of each hash algorithm. Linear probing was the algorithm used for chaining and increases linearly in processing time since it follows pointers in order to search for linked lists. This will create a linear trend as the load of data increases. Open addressing doesn’t follower pointers to individual linked lists but instead searches through each available slot. This is certainly more efficient if there was a minimal amount of data points but as the load increases, the hash function gets exponentially slower since it must complete a greater number of operations. So the reason to why chaining performed better than open addressing is because of the amount of data used in creating each hash table. It’s similar to comparing the slopes of a linear and exponential graph where the linear line is chaining and open addressing is the exponential line. The linear line may have a greater slope compared to an exponential when given small values, but as the values increase into the thousands, open addressing will become much too large and inefficient. <text:span text:style-name="T1">If the file was much smaller than the current one then I’m positive that open addressing would have been the better algorithm. However considering the nature of the amount of baseball players that have played the game, chaining </text:span><text:soft-page-break/><text:span text:style-name="T1">is the overall winner in this situation. Aside from linear probing, it would be nice to take it a step further and analyze the other chaining algorithms that exist as well.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5T13:02:48.670623670</meta:creation-date>
    <dc:date>2017-05-05T13:09:33.586925971</dc:date>
    <meta:editing-duration>PT6M45S</meta:editing-duration>
    <meta:editing-cycles>2</meta:editing-cycles>
    <meta:generator>LibreOffice/5.1.6.2$Linux_X86_64 LibreOffice_project/10m0$Build-2</meta:generator>
    <meta:document-statistic meta:table-count="0" meta:image-count="0" meta:object-count="0" meta:page-count="3" meta:paragraph-count="7" meta:word-count="1534" meta:character-count="8796" meta:non-whitespace-character-count="7258"/>
  </office:meta>
</office:document-meta>
</file>